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Text_20_body">
      <style:paragraph-properties fo:padding="0.049cm" fo:border="0.06pt solid #d9d9e3"/>
    </style:style>
    <style:style style:name="P4" style:family="paragraph" style:parent-style-name="Header">
      <style:text-properties fo:font-style="italic" officeooo:rsid="0013b35d" officeooo:paragraph-rsid="001867df"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T4" style:family="text">
      <style:text-properties officeooo:rsid="008e150d"/>
    </style:style>
    <style:style style:name="T5" style:family="text">
      <style:text-properties officeooo:rsid="00a21e31"/>
    </style:style>
    <style:style style:name="T6" style:family="text">
      <style:text-properties officeooo:rsid="00aa3872"/>
    </style:style>
    <style:style style:name="T7" style:family="text">
      <style:text-properties officeooo:rsid="00aee3f2"/>
    </style:style>
    <style:style style:name="T8" style:family="text">
      <style:text-properties officeooo:rsid="00b35f1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2">Pregunta 1:</text:span></text:span> ¿Qué es una Red Privada Virtual (VPN) y cuál es su propósito?</text:p>
      <text:p text:style-name="P3"><text:span text:style-name="Strong_20_Emphasis"><text:span text:style-name="T2">Respuesta 1:</text:span></text:span> Una Red Privada Virtual (VPN) es una tecnología que permite establecer conexiones seguras a través de una red pública, como Internet, para proteger la privacidad y la seguridad de la comunicación.</text:p>
      <text:p text:style-name="P3"><text:span text:style-name="Strong_20_Emphasis"><text:span text:style-name="T2">Pregunta 2:</text:span></text:span> ¿Cuál es la diferencia entre una VPN de acceso remoto y una VPN de sitio a sitio?</text:p>
      <text:p text:style-name="P3"><text:span text:style-name="Strong_20_Emphasis"><text:span text:style-name="T2">Respuesta 2:</text:span></text:span> Una VPN de acceso remoto permite que los usuarios individuales se conecten de forma segura a una red desde ubicaciones remotas. Una VPN de sitio a sitio conecta dos redes geográficamente separadas como si estuvieran en la misma ubicación.</text:p>
      <text:p text:style-name="P3"><text:span text:style-name="Strong_20_Emphasis"><text:span text:style-name="T2">Pregunta 3:</text:span></text:span> ¿Qué protocolo de VPN es conocido por su seguridad y versatilidad, y es ampliamente utilizado en entornos empresariales y de código abierto?</text:p>
      <text:p text:style-name="P3"><text:span text:style-name="Strong_20_Emphasis"><text:span text:style-name="T2">Respuesta 3:</text:span></text:span> El protocolo de VPN ampliamente utilizado es OpenVPN.</text:p>
      <text:p text:style-name="P3"><text:span text:style-name="Strong_20_Emphasis"><text:span text:style-name="T2">Pregunta 4:</text:span></text:span> ¿Qué es OpenVPN y en qué sistemas operativos se puede utilizar?</text:p>
      <text:p text:style-name="P3"><text:span text:style-name="Strong_20_Emphasis"><text:span text:style-name="T2">Respuesta 4:</text:span></text:span> OpenVPN es un software de código abierto que permite crear conexiones VPN seguras. Es compatible con una variedad de sistemas operativos, incluyendo Windows, Linux y macOS.</text:p>
      <text:p text:style-name="P3"><text:span text:style-name="Strong_20_Emphasis"><text:span text:style-name="T2">Pregunta 5:</text:span></text:span> ¿Qué es StrongSwan y cuál es su principal función en el contexto de VPN?</text:p>
      <text:p text:style-name="P3"><text:span text:style-name="Strong_20_Emphasis"><text:span text:style-name="T2">Respuesta 5:</text:span></text:span> StrongSwan es una implementación de código abierto del protocolo IPsec que se utiliza para establecer conexiones VPN seguras, especialmente en entornos de VPN de sitio a sitio.</text:p>
      <text:p text:style-name="P3"><text:span text:style-name="Strong_20_Emphasis"><text:span text:style-name="T2">Pregunta 6:</text:span></text:span> ¿Cuál es la ventaja de utilizar WireGuard como protocolo de VPN en comparación con otros protocolos?</text:p>
      <text:p text:style-name="P3"><text:span text:style-name="Strong_20_Emphasis"><text:span text:style-name="T2">Respuesta 6:</text:span></text:span> WireGuard es conocido por su simplicidad y rendimiento. Ofrece conexiones VPN más rápidas y es más fácil de configurar en comparación con otros protocolos.</text:p>
      <text:p text:style-name="P3"><text:span text:style-name="Strong_20_Emphasis"><text:span text:style-name="T2">Pregunta 7:</text:span></text:span> ¿Qué es L2TP y cuál es su función en las VPN?</text:p>
      <text:p text:style-name="P3"><text:span text:style-name="Strong_20_Emphasis"><text:span text:style-name="T2">Respuesta 7:</text:span></text:span> L2TP (Layer 2 Tunneling Protocol) es un protocolo de túnel que se utiliza en combinación con otros protocolos de seguridad, como IPsec, para crear conexiones VPN seguras.</text:p>
      <text:p text:style-name="P3"><text:span text:style-name="Strong_20_Emphasis"><text:span text:style-name="T2">Pregunta 8:</text:span></text:span> ¿Qué es un servidor VPN y qué papel desempeña en una VPN?</text:p>
      <text:p text:style-name="P3"><text:span text:style-name="Strong_20_Emphasis"><text:span text:style-name="T2">Respuesta 8:</text:span></text:span> Un servidor VPN es un dispositivo o software que actúa como punto de acceso para las conexiones VPN. Su función principal es autenticar usuarios y enrutar el tráfico de manera segura.</text:p>
      <text:p text:style-name="P3"><text:span text:style-name="Strong_20_Emphasis"><text:span text:style-name="T2">Pregunta 9:</text:span></text:span> ¿Cómo funciona el proceso de autenticación en una VPN?</text:p>
      <text:p text:style-name="P3"><text:soft-page-break/><text:span text:style-name="Strong_20_Emphasis"><text:span text:style-name="T2">Respuesta 9:</text:span></text:span> El proceso de autenticación en una VPN implica verificar la identidad del usuario o dispositivo que intenta conectarse a la red VPN. Esto se logra mediante contraseñas, certificados o autenticación de dos factores.</text:p>
      <text:p text:style-name="P3"><text:span text:style-name="Strong_20_Emphasis"><text:span text:style-name="T2">Pregunta 10:</text:span></text:span> ¿Qué es una VPN basada en servidor y qué es una VPN basada en cliente?</text:p>
      <text:p text:style-name="P3"><text:span text:style-name="Strong_20_Emphasis"><text:span text:style-name="T2">Respuesta 10:</text:span></text:span> Una VPN basada en servidor implica que un servidor VPN central gestiona las conexiones de varios clientes. Una VPN basada en cliente implica que cada cliente se conecta directamente al servidor VPN.</text:p>
      <text:p text:style-name="P3"><text:span text:style-name="Strong_20_Emphasis"><text:span text:style-name="T2">Pregunta 11:</text:span></text:span> ¿Qué es el túnel VPN y por qué es importante en una conexión VPN?</text:p>
      <text:p text:style-name="P3"><text:span text:style-name="Strong_20_Emphasis"><text:span text:style-name="T2">Respuesta 11:</text:span></text:span> Un túnel VPN es una conexión segura a través de la cual se enruta el tráfico de una VPN. Es importante porque asegura que los datos viajen de manera segura y protegida a través de la red pública.</text:p>
      <text:p text:style-name="P3"><text:span text:style-name="Strong_20_Emphasis"><text:span text:style-name="T2">Pregunta 12:</text:span></text:span> ¿Cuál es la diferencia entre una VPN de capa 2 y una VPN de capa 3?</text:p>
      <text:p text:style-name="P3"><text:span text:style-name="Strong_20_Emphasis"><text:span text:style-name="T2">Respuesta 12:</text:span></text:span> Una VPN de capa 2 opera en el nivel de enlace de datos y puede transmitir tráfico de múltiples protocolos. Una VPN de capa 3 opera en el nivel de red y se utiliza principalmente para enrutar tráfico IP.</text:p>
      <text:p text:style-name="P3"><text:span text:style-name="Strong_20_Emphasis"><text:span text:style-name="T2">Pregunta 13:</text:span></text:span> ¿Qué es una VPN de doble pila (Dual-Stack VPN) y cuál es su propósito?</text:p>
      <text:p text:style-name="P3"><text:span text:style-name="Strong_20_Emphasis"><text:span text:style-name="T2">Respuesta 13:</text:span></text:span> Una VPN de doble pila permite la comunicación entre dispositivos que utilizan protocolos IPv4 y IPv6, lo que garantiza la interoperabilidad en redes mixtas.</text:p>
      <text:p text:style-name="P3"><text:span text:style-name="Strong_20_Emphasis"><text:span text:style-name="T2">Pregunta 14:</text:span></text:span> ¿Qué es la criptografía y cómo se utiliza en una conexión VPN?</text:p>
      <text:p text:style-name="P3"><text:span text:style-name="Strong_20_Emphasis"><text:span text:style-name="T2">Respuesta 14:</text:span></text:span> La criptografía es la técnica de codificación de datos para proteger la confidencialidad y la integridad de la información transmitida. En una conexión VPN, se utiliza para cifrar los datos transmitidos a través del túnel VPN.</text:p>
      <text:p text:style-name="P3"><text:span text:style-name="Strong_20_Emphasis"><text:span text:style-name="T2">Pregunta 15:</text:span></text:span> ¿Cuál es el propósito de un cliente VPN y en qué tipos de dispositivos se encuentra comúnmente?</text:p>
      <text:p text:style-name="P3"><text:span text:style-name="Strong_20_Emphasis"><text:span text:style-name="T2">Respuesta 15:</text:span></text:span> Un cliente VPN es software o una aplicación que permite a los usuarios conectarse a una red VPN. Se encuentra comúnmente en dispositivos como computadoras, teléfonos móviles y tabletas.</text:p>
      <text:p text:style-name="P3"><text:span text:style-name="Strong_20_Emphasis"><text:span text:style-name="T2">Pregunta 16:</text:span></text:span> ¿Qué es un servidor VPN de acceso remoto y cuál es su función?</text:p>
      <text:p text:style-name="P3"><text:span text:style-name="Strong_20_Emphasis"><text:span text:style-name="T2">Respuesta 16:</text:span></text:span> Un servidor VPN de acceso remoto permite que los usuarios individuales se conecten de forma segura a la red desde ubicaciones remotas, como sus hogares o viajes.</text:p>
      <text:p text:style-name="P3"><text:soft-page-break/><text:span text:style-name="Strong_20_Emphasis"><text:span text:style-name="T2">Pregunta 17:</text:span></text:span> ¿Qué es la autenticación de dos factores (2FA) y cómo se aplica en una conexión VPN?</text:p>
      <text:p text:style-name="P3"><text:span text:style-name="Strong_20_Emphasis"><text:span text:style-name="T2">Respuesta 17:</text:span></text:span> La autenticación de dos factores (2FA) requiere dos métodos diferentes de autenticación para acceder a una VPN, como una contraseña y un código generado por una aplicación móvil. Aumenta la seguridad de la conexión VPN.</text:p>
      <text:p text:style-name="P3"><text:span text:style-name="Strong_20_Emphasis"><text:span text:style-name="T2">Pregunta 18:</text:span></text:span> ¿Qué ventajas ofrece una VPN en términos de seguridad y privacidad?</text:p>
      <text:p text:style-name="P3"><text:span text:style-name="Strong_20_Emphasis"><text:span text:style-name="T2">Respuesta 18:</text:span></text:span> Una VPN proporciona seguridad al cifrar los datos transmitidos y privacidad al ocultar la dirección IP real del usuario, lo que protege contra la vigilancia y la interceptación de datos.</text:p>
      <text:p text:style-name="P3"><text:span text:style-name="Strong_20_Emphasis"><text:span text:style-name="T2">Pregunta 19:</text:span></text:span> ¿Cómo se puede configurar una VPN en un dispositivo cliente, como una computadora portátil?</text:p>
      <text:p text:style-name="P3"><text:span text:style-name="Strong_20_Emphasis"><text:span text:style-name="T2">Respuesta 19:</text:span></text:span> Para configurar una VPN en un dispositivo cliente, generalmente se debe instalar el software VPN, ingresar la configuración del servidor VPN y autenticarse según las instrucciones del proveedor de VPN.</text:p>
      <text:p text:style-name="P3"><text:span text:style-name="Strong_20_Emphasis"><text:span text:style-name="T2">Pregunta 20:</text:span></text:span> ¿Qué es la geolocalización y cómo puede una VPN ayudar a evitarla?</text:p>
      <text:p text:style-name="P3"><text:span text:style-name="Strong_20_Emphasis"><text:span text:style-name="T2">Respuesta 20:</text:span></text:span> La geolocalización es la determinación de la ubicación física de un dispositivo o usuario en Internet. Una VPN puede ayudar a evitarla al enrutar el tráfico a través de servidores en diferentes ubicaciones geográficas, ocultando así la ubicación real del usuario.</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b35f1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text:span text:style-name="MT1">Seguridad de red</text:span> </text:p>
        <text:p text:style-name="MP2">Virtual Private Networks <text:s text:c="6"/></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8:20:04.847713198</dc:date>
    <meta:editing-duration>PT11H8M11S</meta:editing-duration>
    <meta:editing-cycles>162</meta:editing-cycles>
    <meta:generator>LibreOffice/7.4.1.2$Linux_X86_64 LibreOffice_project/3c58a8f3a960df8bc8fd77b461821e42c061c5f0</meta:generator>
    <meta:document-statistic meta:table-count="0" meta:image-count="1" meta:object-count="0" meta:page-count="3" meta:paragraph-count="43" meta:word-count="972" meta:character-count="5792" meta:non-whitespace-character-count="4855"/>
  </office:meta>
</office:document-meta>
</file>